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wrap-option="wrap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1" office:value-type="string" calcext:value-type="string">
            <text:p>(주)행복한다람쥐단( Happy Daram Inc. )</text:p>
          </table:table-cell>
          <table:table-cell table:style-name="ce158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2oclock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36Litters</text:p>
          </table:table-cell>
          <table:table-cell table:style-name="ce158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5minlab Corp.</text:p>
          </table:table-cell>
          <table:table-cell table:style-name="ce158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8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96Percent</text:p>
          </table:table-cell>
          <table:table-cell table:style-name="ce158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BShot</text:p>
          </table:table-cell>
          <table:table-cell table:style-name="ce158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8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/>
          <table:table-cell table:style-name="ce111"/>
          <table:table-cell table:style-name="ce158" table:number-columns-repeated="2"/>
          <table:covered-table-cell table:style-name="ce158"/>
        </table:table-row>
        <table:table-row table:style-name="ro1">
          <table:table-cell table:style-name="ce101" office:value-type="string" calcext:value-type="string">
            <text:p>Acts29games</text:p>
          </table:table-cell>
          <table:table-cell table:style-name="ce158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8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1" office:value-type="string" calcext:value-type="string">
            <text:p>Afeel inc</text:p>
          </table:table-cell>
          <table:table-cell table:style-name="ce158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8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 Fine</text:p>
          </table:table-cell>
          <table:table-cell table:style-name="ce158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8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IVE Inc.</text:p>
          </table:table-cell>
          <table:table-cell table:style-name="ce158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LAF GAMES</text:p>
          </table:table-cell>
          <table:table-cell table:style-name="ce158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pheratz*</text:p>
          </table:table-cell>
          <table:table-cell table:style-name="ce158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TARI GAMES</text:p>
          </table:table-cell>
          <table:table-cell table:style-name="ce158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STEROID-J</text:p>
          </table:table-cell>
          <table:table-cell table:style-name="ce158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AvoCavo</text:p>
          </table:table-cell>
          <table:table-cell table:style-name="ce158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8"/>
          <table:table-cell table:style-name="ce158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1" office:value-type="string" calcext:value-type="string">
            <text:p>base0</text:p>
          </table:table-cell>
          <table:table-cell table:style-name="ce158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1" office:value-type="string" calcext:value-type="string">
            <text:p>BangsFactory</text:p>
          </table:table-cell>
          <table:table-cell table:style-name="ce158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1" office:value-type="string" calcext:value-type="string">
            <text:p>BIBGames Inc.</text:p>
          </table:table-cell>
          <table:table-cell table:style-name="ce158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8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BK dddDa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Black Anchor</text:p>
          </table:table-cell>
          <table:table-cell table:style-name="ce158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8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8" table:number-columns-repeated="2"/>
          <table:table-cell table:style-name="ce15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1" office:value-type="string" calcext:value-type="string">
            <text:p>BLANBEE</text:p>
          </table:table-cell>
          <table:table-cell table:style-name="ce158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8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8"/>
          <table:table-cell table:style-name="ce15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1" office:value-type="string" calcext:value-type="string">
            <text:p>Bloom Technology</text:p>
          </table:table-cell>
          <table:table-cell table:style-name="ce158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1" office:value-type="string" calcext:value-type="string">
            <text:p>Blueside</text:p>
          </table:table-cell>
          <table:table-cell table:style-name="ce158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BONE MAD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1" office:value-type="string" calcext:value-type="string">
            <text:p>Buff Studio</text:p>
          </table:table-cell>
          <table:table-cell table:style-name="ce158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1" office:value-type="string" calcext:value-type="string">
            <text:p>CandL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at Society</text:p>
          </table:table-cell>
          <table:table-cell table:style-name="ce158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8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8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1" office:value-type="string" calcext:value-type="string">
            <text:p>Cassel Games</text:p>
          </table:table-cell>
          <table:table-cell table:style-name="ce158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8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1" office:value-type="string" calcext:value-type="string">
            <text:p>Catdoors</text:p>
          </table:table-cell>
          <table:table-cell table:style-name="ce158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8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1" office:value-type="string" calcext:value-type="string">
            <text:p>CFK Co., Ltd.</text:p>
          </table:table-cell>
          <table:table-cell table:style-name="ce158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8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Ch.ZB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1" office:value-type="string" calcext:value-type="string">
            <text:p>Chalkseagull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1" office:value-type="string" calcext:value-type="string">
            <text:p>Cheritz</text:p>
          </table:table-cell>
          <table:table-cell table:style-name="ce158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8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1" office:value-type="string" calcext:value-type="string">
            <text:p>CIRCLEfromDOT</text:p>
          </table:table-cell>
          <table:table-cell table:style-name="ce158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odename Bom</text:p>
          </table:table-cell>
          <table:table-cell table:style-name="ce158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goo</text:p>
          </table:table-cell>
          <table:table-cell table:style-name="ce158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ligh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1" office:value-type="string" calcext:value-type="string">
            <text:p>COSDOTS</text:p>
          </table:table-cell>
          <table:table-cell table:style-name="ce158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8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ushKi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ake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8" office:value-type="string" calcext:value-type="string">
            <text:p>Discord: 데크크래프트#4923</text:p>
          </table:table-cell>
          <table:table-cell table:style-name="ce158" table:number-columns-repeated="2"/>
        </table:table-row>
        <table:table-row table:style-name="ro2">
          <table:table-cell table:style-name="ce101" office:value-type="string" calcext:value-type="string">
            <text:p>Dandylion</text:p>
          </table:table-cell>
          <table:table-cell table:style-name="ce158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1" office:value-type="string" calcext:value-type="string">
            <text:p>Darong Studio</text:p>
          </table:table-cell>
          <table:table-cell table:style-name="ce158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1" office:value-type="string" calcext:value-type="string">
            <text:p>Dave Studio</text:p>
          </table:table-cell>
          <table:table-cell table:style-name="ce158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CATREE GAMES</text:p>
          </table:table-cell>
          <table:table-cell table:style-name="ce158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8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erFar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8"/>
          <table:table-cell table:style-name="ce158" office:value-type="string" calcext:value-type="string">
            <text:p>동인 게임 제작팀</text:p>
          </table:table-cell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58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8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58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espresso Games</text:p>
          </table:table-cell>
          <table:table-cell table:style-name="ce158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maru Inc.</text:p>
          </table:table-cell>
          <table:table-cell table:style-name="ce158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izcon</text:p>
          </table:table-cell>
          <table:table-cell table:style-name="ce158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OTORIS</text:p>
          </table:table-cell>
          <table:table-cell table:style-name="ce158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8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1" office:value-type="string" calcext:value-type="string">
            <text:p>DOWNFALLEN Tea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4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ggtart Inc</text:p>
          </table:table-cell>
          <table:table-cell table:style-name="ce158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mbark Studios</text:p>
          </table:table-cell>
          <table:table-cell table:style-name="ce158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Expotato Corp.</text:p>
          </table:table-cell>
          <table:table-cell table:style-name="ce158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8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8" table:number-columns-repeated="2"/>
          <table:table-cell table:style-name="ce158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1" office:value-type="string" calcext:value-type="string">
            <text:p>feemodev</text:p>
          </table:table-cell>
          <table:table-cell table:style-name="ce158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INT</text:p>
          </table:table-cell>
          <table:table-cell table:style-name="ce158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yway Games, Inc.</text:p>
          </table:table-cell>
          <table:table-cell table:style-name="ce158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FrogParty</text:p>
          </table:table-cell>
          <table:table-cell table:style-name="ce158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G1 Playground</text:p>
          </table:table-cell>
          <table:table-cell table:style-name="ce158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ameCanvas Inc.</text:p>
          </table:table-cell>
          <table:table-cell table:style-name="ce158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eniesoft Inc.</text:p>
          </table:table-cell>
          <table:table-cell table:style-name="ce158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8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lassCat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1" office:value-type="string" calcext:value-type="string">
            <text:p>GniFrix</text:p>
          </table:table-cell>
          <table:table-cell table:style-name="ce158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8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ldPumpkin Inc.</text:p>
          </table:table-cell>
          <table:table-cell table:style-name="ce158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nggamorecontents Inc.</text:p>
          </table:table-cell>
          <table:table-cell table:style-name="ce158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8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Growing Seeds</text:p>
          </table:table-cell>
          <table:table-cell table:style-name="ce158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8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HandMade Game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8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Hardtalk 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1" office:value-type="string" calcext:value-type="string">
            <text:p>Hoochoo Game Studios</text:p>
          </table:table-cell>
          <table:table-cell table:style-name="ce158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Ice Shovel 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KINAGAMES</text:p>
          </table:table-cell>
          <table:table-cell table:style-name="ce158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Indev-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8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1" office:value-type="string" calcext:value-type="string">
            <text:p>INDICAVA INTERACTIV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IndigoBlue Game Studio</text:p>
          </table:table-cell>
          <table:table-cell table:style-name="ce158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1" office:value-type="string" calcext:value-type="string">
            <text:p>Ingeon Games</text:p>
          </table:table-cell>
          <table:table-cell table:style-name="ce158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nnoVENTOR Inc.</text:p>
          </table:table-cell>
          <table:table-cell table:style-name="ce158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RONMACE </text:p>
          </table:table-cell>
          <table:table-cell table:style-name="ce158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8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ZZLE</text:p>
          </table:table-cell>
          <table:table-cell table:style-name="ce158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8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cktostudios</text:p>
          </table:table-cell>
          <table:table-cell table:style-name="ce158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8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Jaemin Par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esung Kim, Jongseop Lee, Hyunggu Han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mong Inc.</text:p>
          </table:table-cell>
          <table:table-cell table:style-name="ce158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8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1" office:value-type="string" calcext:value-type="string">
            <text:p>Jandisoft</text:p>
          </table:table-cell>
          <table:table-cell table:style-name="ce158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8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pi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Snow Studio</text:p>
          </table:table-cell>
          <table:table-cell table:style-name="ce158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8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INO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정보가 너무 없다.</text:p>
          </table:table-cell>
        </table:table-row>
        <table:table-row table:style-name="ro1">
          <table:table-cell table:style-name="ce101" office:value-type="string" calcext:value-type="string">
            <text:p>Jipang2Games</text:p>
          </table:table-cell>
          <table:table-cell table:style-name="ce158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8"/>
        </table:table-row>
        <table:table-row table:style-name="ro2">
          <table:table-cell table:style-name="ce101" office:value-type="string" calcext:value-type="string">
            <text:p>Kena MAK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8" office:value-type="string" calcext:value-type="string">
            <text:p><text:a xlink:href="https://twitter.com/mojaeng" xlink:type="simple">https://twitter.com/mojaeng</text:a></text:p>
          </table:table-cell>
          <table:table-cell table:style-name="ce158"/>
          <table:table-cell table:style-name="ce15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1" office:value-type="string" calcext:value-type="string">
            <text:p>KIWIWALKS</text:p>
          </table:table-cell>
          <table:table-cell table:style-name="ce158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8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KRAFTON, Inc.</text:p>
          </table:table-cell>
          <table:table-cell table:style-name="ce158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LeeBbunsik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8" office:value-type="string" calcext:value-type="string">
            <text:p><text:a xlink:href="https://twitter.com/LeeBbunsik" xlink:type="simple">https://twitter.com/LeeBbunsik</text:a></text:p>
          </table:table-cell>
          <table:table-cell table:style-name="ce15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1" office:value-type="string" calcext:value-type="string">
            <text:p>LIFUEL</text:p>
          </table:table-cell>
          <table:table-cell table:style-name="ce158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E Games Corporation</text:p>
          </table:table-cell>
          <table:table-cell table:style-name="ce158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kTown</text:p>
          </table:table-cell>
          <table:table-cell table:style-name="ce158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8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ttle Lemon Bulb</text:p>
          </table:table-cell>
          <table:table-cell table:style-name="ce158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yrebird Studio</text:p>
          </table:table-cell>
          <table:table-cell table:style-name="ce158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CKINN7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Magic Cube</text:p>
          </table:table-cell>
          <table:table-cell table:style-name="ce158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8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tthewston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gusta Game</text:p>
          </table:table-cell>
          <table:table-cell table:style-name="ce158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ta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Metamo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1" office:value-type="string" calcext:value-type="string">
            <text:p>MidnightWork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1" office:value-type="string" calcext:value-type="string">
            <text:p>MINTROCKET</text:p>
          </table:table-cell>
          <table:table-cell table:style-name="ce158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1" office:value-type="string" calcext:value-type="string">
            <text:p>MM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1" office:value-type="string" calcext:value-type="string">
            <text:p>Monster Guide inc.</text:p>
          </table:table-cell>
          <table:table-cell table:style-name="ce158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8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oonlab Studio</text:p>
          </table:table-cell>
          <table:table-cell table:style-name="ce158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Nanali Studios</text:p>
          </table:table-cell>
          <table:table-cell table:style-name="ce158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novice Co., Ltd.</text:p>
          </table:table-cell>
          <table:table-cell table:style-name="ce158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8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le</text:p>
          </table:table-cell>
          <table:table-cell table:style-name="ce158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OPCORN Corp</text:p>
          </table:table-cell>
          <table:table-cell table:style-name="ce158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NEOWIZ</text:p>
          </table:table-cell>
          <table:table-cell table:style-name="ce158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wcore Games</text:p>
          </table:table-cell>
          <table:table-cell table:style-name="ce158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8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XON</text:p>
          </table:table-cell>
          <table:table-cell table:style-name="ce158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imble Neuron</text:p>
          </table:table-cell>
          <table:table-cell table:style-name="ce158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8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omar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cean Drive Studio, Inc.</text:p>
          </table:table-cell>
          <table:table-cell table:style-name="ce158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8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DYSSEYER</text:p>
          </table:table-cell>
          <table:table-cell table:style-name="ce158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fire Games</text:p>
          </table:table-cell>
          <table:table-cell table:style-name="ce158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w Studio</text:p>
          </table:table-cell>
          <table:table-cell table:style-name="ce158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oz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ooze_s3" xlink:type="simple">https://twitter.com/ooze_s3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RANGE POPCORN</text:p>
          </table:table-cell>
          <table:table-cell table:style-name="ce158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8"/>
          <table:table-cell table:style-name="ce15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OutsiderKids Corp.</text:p>
          </table:table-cell>
          <table:table-cell table:style-name="ce158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zaak, inc.</text:p>
          </table:table-cell>
          <table:table-cell table:style-name="ce158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.S.B (iNsOoL)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lmso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range Project</text:p>
          </table:table-cell>
          <table:table-cell table:style-name="ce158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epperStones</text:p>
          </table:table-cell>
          <table:table-cell table:style-name="ce158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PiedPipers Team</text:p>
          </table:table-cell>
          <table:table-cell table:style-name="ce158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1" office:value-type="string" calcext:value-type="string">
            <text:p>Pixellore Inc</text:p>
          </table:table-cell>
          <table:table-cell table:style-name="ce158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LAY Mephistowaltz</text:p>
          </table:table-cell>
          <table:table-cell table:style-name="ce158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okPoon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PIYO STUDIO</text:p>
          </table:table-cell>
          <table:table-cell table:style-name="ce158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 MOREUM Inc.</text:p>
          </table:table-cell>
          <table:table-cell table:style-name="ce158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Moon</text:p>
          </table:table-cell>
          <table:table-cell table:style-name="ce158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8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UMPKIM</text:p>
          </table:table-cell>
          <table:table-cell table:style-name="ce158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QuattroGear</text:p>
          </table:table-cell>
          <table:table-cell table:style-name="ce158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QueseraGames Co., Ltd.</text:p>
          </table:table-cell>
          <table:table-cell table:style-name="ce158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8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bbithole Games</text:p>
          </table:table-cell>
          <table:table-cell table:style-name="ce158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inbowStudio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eLU Games</text:p>
          </table:table-cell>
          <table:table-cell table:style-name="ce158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8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isingWings</text:p>
          </table:table-cell>
          <table:table-cell table:style-name="ce158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8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REDRA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8" office:value-type="string" calcext:value-type="string">
            <text:p><text:a xlink:href="https://twitter.com/REDRAY_dev" xlink:type="simple">https://twitter.com/REDRAY_dev</text:a></text:p>
          </table:table-cell>
          <table:table-cell table:style-name="ce158" table:number-columns-repeated="2"/>
        </table:table-row>
        <table:table-row table:style-name="ro8">
          <table:table-cell table:style-name="ce101" office:value-type="string" calcext:value-type="string">
            <text:p>REMIMORY</text:p>
          </table:table-cell>
          <table:table-cell table:style-name="ce158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8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8"/>
          <table:table-cell table:style-name="ce15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1" office:value-type="string" calcext:value-type="string">
            <text:p>REXECHO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ootless Studio</text:p>
          </table:table-cell>
          <table:table-cell table:style-name="ce158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8"/>
          <table:table-cell table:style-name="ce15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1" office:value-type="string" calcext:value-type="string">
            <text:p>Rootnstudio Ltd.</text:p>
          </table:table-cell>
          <table:table-cell table:style-name="ce158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EROSO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1" office:value-type="string" calcext:value-type="string">
            <text:p>Shedin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lver Ca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nkhole Studio</text:p>
          </table:table-cell>
          <table:table-cell table:style-name="ce158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mi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NNORI Corp</text:p>
          </table:table-cell>
          <table:table-cell table:style-name="ce158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uthpaw Games Co., Ltd.</text:p>
          </table:table-cell>
          <table:table-cell table:style-name="ce158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8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Sparky Studio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1" office:value-type="string" calcext:value-type="string">
            <text:p>SPRING Games</text:p>
          </table:table-cell>
          <table:table-cell table:style-name="ce158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8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1" office:value-type="string" calcext:value-type="string">
            <text:p>SQUARE PIXELS</text:p>
          </table:table-cell>
          <table:table-cell table:style-name="ce158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SUN GAMES</text:p>
          </table:table-cell>
          <table:table-cell table:style-name="ce158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arlike Inc.</text:p>
          </table:table-cell>
          <table:table-cell table:style-name="ce158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8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riking Distance Studios</text:p>
          </table:table-cell>
          <table:table-cell table:style-name="ce158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Doodal</text:p>
          </table:table-cell>
          <table:table-cell table:style-name="ce158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HG</text:p>
          </table:table-cell>
          <table:table-cell table:style-name="ce158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LE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8"/>
          <table:table-cell table:style-name="ce158" office:value-type="string" calcext:value-type="string">
            <text:p>개발자명 : 멩돌</text:p>
          </table:table-cell>
        </table:table-row>
        <table:table-row table:style-name="ro1">
          <table:table-cell table:style-name="ce101" office:value-type="string" calcext:value-type="string">
            <text:p>Studio L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8" office:value-type="string" calcext:value-type="string">
            <text:p><text:a xlink:href="https://twitter.com/Studio_Ly" xlink:type="simple">https://twitter.com/Studio_Ly</text:a>_</text:p>
          </table:table-cell>
          <table:table-cell table:style-name="ce158" office:value-type="string" calcext:value-type="string">
            <text:p><text:a xlink:href="https://twitter.com/lychoi2000" xlink:type="simple">https://twitter.com/lychoi2000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TUDIO N9</text:p>
          </table:table-cell>
          <table:table-cell table:style-name="ce158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Studio Sott</text:p>
          </table:table-cell>
          <table:table-cell table:style-name="ce158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8"/>
          <table:table-cell table:style-name="ce15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1" office:value-type="string" calcext:value-type="string">
            <text:p>SUNBEESOFT</text:p>
          </table:table-cell>
          <table:table-cell table:style-name="ce158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UNCYAN studio</text:p>
          </table:table-cell>
          <table:table-cell table:style-name="ce158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8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unflo Labs</text:p>
          </table:table-cell>
          <table:table-cell table:style-name="ce158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UNNY SIDE UP</text:p>
          </table:table-cell>
          <table:table-cell table:style-name="ce158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ALESSHOP Co., Ltd.</text:p>
          </table:table-cell>
          <table:table-cell table:style-name="ce158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OOPArts</text:p>
          </table:table-cell>
          <table:table-cell table:style-name="ce158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TEAM 217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1" office:value-type="string" calcext:value-type="string">
            <text:p>Team Corn Field</text:p>
          </table:table-cell>
          <table:table-cell table:style-name="ce158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ETTU</text:p>
          </table:table-cell>
          <table:table-cell table:style-name="ce158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8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1" office:value-type="string" calcext:value-type="string">
            <text:p>Team Gypsophila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TEAM HORAY</text:p>
          </table:table-cell>
          <table:table-cell table:style-name="ce158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 Monad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1" office:value-type="string" calcext:value-type="string">
            <text:p>Team Samoyed</text:p>
          </table:table-cell>
          <table:table-cell table:style-name="ce158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Tetrapod</text:p>
          </table:table-cell>
          <table:table-cell table:style-name="ce158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8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BUD</text:p>
          </table:table-cell>
          <table:table-cell table:style-name="ce158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1" office:value-type="string" calcext:value-type="string">
            <text:p>TeamSuneat</text:p>
          </table:table-cell>
          <table:table-cell table:style-name="ce158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Teemo Soft</text:p>
          </table:table-cell>
          <table:table-cell table:style-name="ce158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1" office:value-type="string" calcext:value-type="string">
            <text:p>Teleportsoft</text:p>
          </table:table-cell>
          <table:table-cell table:style-name="ce158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AND Co.</text:p>
          </table:table-cell>
          <table:table-cell table:style-name="ce158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8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 BRICKS GAMES</text:p>
          </table:table-cell>
          <table:table-cell table:style-name="ce158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8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inogames Inc.</text:p>
          </table:table-cell>
          <table:table-cell table:style-name="ce158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oward Inc.</text:p>
          </table:table-cell>
          <table:table-cell table:style-name="ce158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ripearl Games</text:p>
          </table:table-cell>
          <table:table-cell table:style-name="ce158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8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urtle Cream</text:p>
          </table:table-cell>
          <table:table-cell table:style-name="ce158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UltramarineSoft</text:p>
          </table:table-cell>
          <table:table-cell table:style-name="ce158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Uneducated Game Studio</text:p>
          </table:table-cell>
          <table:table-cell table:style-name="ce158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alsar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listege" xlink:type="simple">https://twitter.com/listeg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Visual Light</text:p>
          </table:table-cell>
          <table:table-cell table:style-name="ce158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8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ona Soft</text:p>
          </table:table-cell>
          <table:table-cell table:style-name="ce158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8" office:value-type="string" calcext:value-type="string">
            <text:p><text:a xlink:href="https://twitter.com/vonasoft7" xlink:type="simple">https://twitter.com/vonasoft7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WAFFLE GAMES</text:p>
          </table:table-cell>
          <table:table-cell table:style-name="ce158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IDStudio</text:p>
          </table:table-cell>
          <table:table-cell table:style-name="ce158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8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ONDER POTION</text:p>
          </table:table-cell>
          <table:table-cell table:style-name="ce158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XINESS Co,. Ltd.</text:p>
          </table:table-cell>
          <table:table-cell table:style-name="ce158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8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1" office:value-type="string" calcext:value-type="string">
            <text:p>YGGDRASIL STUDIO</text:p>
          </table:table-cell>
          <table:table-cell table:style-name="ce158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1" office:value-type="string" calcext:value-type="string">
            <text:p>ZeroToTenB</text:p>
          </table:table-cell>
          <table:table-cell table:style-name="ce158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ZZICON</text:p>
          </table:table-cell>
          <table:table-cell table:style-name="ce158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1" office:value-type="string" calcext:value-type="string">
            <text:p>깡토 스튜디오</text:p>
          </table:table-cell>
          <table:table-cell table:style-name="ce158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9 developer.D111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5" table:default-cell-style-name="ce14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5:48:46.2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6:05:31.073000000</dc:date>
    <meta:editing-duration>P3DT3H7M1S</meta:editing-duration>
    <meta:editing-cycles>1199</meta:editing-cycles>
    <meta:document-statistic meta:table-count="4" meta:cell-count="379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